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4121f5" officeooo:paragraph-rsid="004121f5"/>
    </style:style>
    <style:style style:name="P2" style:family="paragraph" style:parent-style-name="Standard">
      <style:text-properties officeooo:rsid="0045b060" officeooo:paragraph-rsid="00551dac"/>
    </style:style>
    <style:style style:name="P3" style:family="paragraph" style:parent-style-name="Standard">
      <style:text-properties officeooo:paragraph-rsid="00447e8e"/>
    </style:style>
    <style:style style:name="P4" style:family="paragraph" style:parent-style-name="Standard">
      <style:text-properties officeooo:rsid="00551dac" officeooo:paragraph-rsid="00551dac"/>
    </style:style>
    <style:style style:name="P5" style:family="paragraph" style:parent-style-name="Standard">
      <style:text-properties officeooo:rsid="0045b060" officeooo:paragraph-rsid="00551dac"/>
    </style:style>
    <style:style style:name="P6" style:family="paragraph" style:parent-style-name="Standard">
      <style:text-properties officeooo:rsid="005923db" officeooo:paragraph-rsid="005923db"/>
    </style:style>
    <style:style style:name="T1" style:family="text">
      <style:text-properties officeooo:rsid="00323d74"/>
    </style:style>
    <style:style style:name="T2" style:family="text">
      <style:text-properties officeooo:rsid="001efb87"/>
    </style:style>
    <style:style style:name="T3" style:family="text">
      <style:text-properties officeooo:rsid="00200b70"/>
    </style:style>
    <style:style style:name="T4" style:family="text">
      <style:text-properties officeooo:rsid="002a3717"/>
    </style:style>
    <style:style style:name="T5" style:family="text">
      <style:text-properties officeooo:rsid="002197f1"/>
    </style:style>
    <style:style style:name="T6" style:family="text">
      <style:text-properties officeooo:rsid="002199d0"/>
    </style:style>
    <style:style style:name="T7" style:family="text">
      <style:text-properties officeooo:rsid="002eebd9"/>
    </style:style>
    <style:style style:name="T8" style:family="text">
      <style:text-properties officeooo:rsid="00241bf1"/>
    </style:style>
    <style:style style:name="T9" style:family="text">
      <style:text-properties officeooo:rsid="0024361b"/>
    </style:style>
    <style:style style:name="T10" style:family="text">
      <style:text-properties officeooo:rsid="00255055"/>
    </style:style>
    <style:style style:name="T11" style:family="text">
      <style:text-properties officeooo:rsid="00235dbf"/>
    </style:style>
    <style:style style:name="T12" style:family="text">
      <style:text-properties officeooo:rsid="002de0d8"/>
    </style:style>
    <style:style style:name="T13" style:family="text">
      <style:text-properties officeooo:rsid="002f44c9"/>
    </style:style>
    <style:style style:name="T14" style:family="text">
      <style:text-properties officeooo:rsid="0036c084"/>
    </style:style>
    <style:style style:name="T15" style:family="text">
      <style:text-properties officeooo:rsid="0036e377"/>
    </style:style>
    <style:style style:name="T16" style:family="text">
      <style:text-properties officeooo:rsid="0036f9a4"/>
    </style:style>
    <style:style style:name="T17" style:family="text">
      <style:text-properties officeooo:rsid="0037081c"/>
    </style:style>
    <style:style style:name="T18" style:family="text">
      <style:text-properties officeooo:rsid="003763cf"/>
    </style:style>
    <style:style style:name="T19" style:family="text">
      <style:text-properties officeooo:rsid="003b0cfa"/>
    </style:style>
    <style:style style:name="T20" style:family="text">
      <style:text-properties officeooo:rsid="003da9bb"/>
    </style:style>
    <style:style style:name="T21" style:family="text">
      <style:text-properties officeooo:rsid="003fbf05"/>
    </style:style>
    <style:style style:name="T22" style:family="text">
      <style:text-properties officeooo:rsid="004303fc"/>
    </style:style>
    <style:style style:name="T23" style:family="text">
      <style:text-properties officeooo:rsid="0045b060"/>
    </style:style>
    <style:style style:name="T24" style:family="text">
      <style:text-properties officeooo:rsid="00499f3b"/>
    </style:style>
    <style:style style:name="T25" style:family="text">
      <style:text-properties officeooo:rsid="004a83d6"/>
    </style:style>
    <style:style style:name="T26" style:family="text">
      <style:text-properties officeooo:rsid="004c8025"/>
    </style:style>
    <style:style style:name="T27" style:family="text">
      <style:text-properties officeooo:rsid="004cd7f1"/>
    </style:style>
    <style:style style:name="T28" style:family="text">
      <style:text-properties officeooo:rsid="004d8fd6"/>
    </style:style>
    <style:style style:name="T29" style:family="text">
      <style:text-properties officeooo:rsid="004ed400"/>
    </style:style>
    <style:style style:name="T30" style:family="text">
      <style:text-properties officeooo:rsid="005079f8"/>
    </style:style>
    <style:style style:name="T31" style:family="text">
      <style:text-properties officeooo:rsid="0053785b"/>
    </style:style>
    <style:style style:name="T32" style:family="text">
      <style:text-properties officeooo:rsid="00447e8e"/>
    </style:style>
    <style:style style:name="T33" style:family="text">
      <style:text-properties officeooo:rsid="00551dac"/>
    </style:style>
    <style:style style:name="T34" style:family="text">
      <style:text-properties officeooo:rsid="0056d15c"/>
    </style:style>
    <style:style style:name="T35" style:family="text">
      <style:text-properties officeooo:rsid="0058caef"/>
    </style:style>
    <style:style style:name="T36" style:family="text">
      <style:text-properties officeooo:rsid="005923db"/>
    </style:style>
    <style:style style:name="T37" style:family="text">
      <style:text-properties officeooo:rsid="005a3f03"/>
    </style:style>
    <style:style style:name="T38" style:family="text">
      <style:text-properties officeooo:rsid="005b4fb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3">В</text:span><text:span text:style-name="T32">едение</text:span></text:p>
      <text:p text:style-name="P1">Устали от политики как формы искусства? Вам надоело посещать вебинары про 10 шагов к подготовке презентации, привлекающей инвестиции? Вы не хотите знать почем проездной до сколково<text:span text:style-name="T38">(2:13)</text:span> и кто такой чубайс и чемезов? Тогда вам поможет <text:span text:style-name="T22">опенсурс</text:span>. Все что нужно для использования линукса это так называемая открытость к инновациям. Как пел когда то цой, мне нужна открытая дверь. То есть <text:span text:style-name="T23">всего лишь</text:span> нужно не морщиться и не пугаться при виде страниц со ссылкой скачать и надписями вроде linux, gpl, apache, <text:span text:style-name="T22">community, team. И в то время как обычных людей уничтожает холодная неискренность стальной государственной машины, пользователи линукса просто могут не обращать внимания ни на какую систему вовсе. </text:span></text:p>
      <text:p text:style-name="P2"><text:span text:style-name="T35">А нуда, инновации. Я ещё из старого поколения, поэтому для меня новинкой в науке и технике до сих пор является комп, а комп это </text:span><text:span text:style-name="T36">такая штука в которую играть можно</text:span><text:span text:style-name="T35">. Поэтому в этом видео будем фигачить геймпад. Хотелось бы оптическую мышь, но на такое меня</text:span><text:span text:style-name="T24"> не хватит, там внутри матрица и специализированный процессор, сравнивающий снимки, и получающий по ним информацию о перемещении.</text:span><text:span text:style-name="T25"> Итак, с процессором </text:span><text:span text:style-name="T37">у меня</text:span><text:span text:style-name="T25"> все понятно, </text:span><text:span text:style-name="T30">корпус </text:span><text:span text:style-name="T31">нашелся в куче хлама</text:span><text:span text:style-name="T30"> на пушкина. Т</text:span><text:span text:style-name="T25">еперь </text:span><text:span text:style-name="T27">нужен тулчейн и набор самых базовых библиотек.</text:span><text:span text:style-name="T25"> libopencm3, </text:span><text:span text:style-name="T27">заточен</text:span><text:span text:style-name="T28">ный</text:span><text:span text:style-name="T27"> под gcc </text:span><text:span text:style-name="T29">подойдет,</text:span><text:span text:style-name="T27"> </text:span><text:span text:style-name="T28">тащим с гитхаба</text:span><text:span text:style-name="T25">. </text:span><text:span text:style-name="T27">Их USB </text:span><text:span text:style-name="T34">кода</text:span><text:span text:style-name="T27"> </text:span><text:span text:style-name="T28">ровно как и решений от ST</text:span><text:span text:style-name="T27"> брать не будем, т. к. </text:span><text:span text:style-name="T28">в процессоре уже есть</text:span><text:span text:style-name="T27"> аппаратн</text:span><text:span text:style-name="T28">ая</text:span><text:span text:style-name="T27"> реализаци</text:span><text:span text:style-name="T28">я и</text:span><text:span text:style-name="T27"> несложно написать драйверок еще раз. </text:span><text:span text:style-name="T28">Для написания драйвера </text:span><text:span text:style-name="T27">нужна спецификация</text:span><text:span text:style-name="T26">, заходим на форум. Но немножко не тот на котором вам скажут что то вроде кг/ам ИМХО, ПНХ. А </text:span><text:span text:style-name="T27">USB</text:span><text:span text:style-name="T26"> форум, </text:span><text:span text:style-name="T28">сформированный </text:span><text:span text:style-name="T26"><text:s/>компани</text:span><text:span text:style-name="T28">ями</text:span><text:span text:style-name="T26"> таки</text:span><text:span text:style-name="T28">ми</text:span><text:span text:style-name="T26"> как HP или Intel. </text:span><text:span text:style-name="T28">У них получаем стандарт с обычной белой обложкой, и никакую не оранжевую книгу как в случае со стандартом на компакт диски. Там и узнаем о всех особенностях этой технологии, имеющей целых четыре уровня абстракции.</text:span><text:span text:style-name="T8"> <text:s/></text:span><text:span text:style-name="T9">И именно такая сложная модель и дает возможность</text:span><text:span text:style-name="T8"> подключить в хаб еще один хаб, а в него уже мышкоклавиатуру и клавиатуру с мышкой. И </text:span><text:span text:style-name="T9">после </text:span><text:span text:style-name="T8">компьютер как ни в чем не бывало распознает их как четыре разных устройства. </text:span><text:span text:style-name="T9">При чем без разницы, какая операционка стоит на этом компьютере, </text:span><text:span text:style-name="T12">и компьютер ли это вообще,</text:span><text:span text:style-name="T9"> </text:span><text:span text:style-name="T18">остается надеется что</text:span><text:span text:style-name="T9"> программисты </text:span><text:span text:style-name="T12">по ту сторону </text:span><text:span text:style-name="T15">порта</text:span><text:span text:style-name="T9"> </text:span><text:span text:style-name="T10">читали ровно ту же PDF что и </text:span><text:span text:style-name="T18">я</text:span><text:span text:style-name="T9">. </text:span><text:span text:style-name="T11">В этом и есть сила стандартов.</text:span><text:span text:style-name="T9"> При этом сам USB </text:span><text:span text:style-name="T10">является</text:span><text:span text:style-name="T9"> еще одн</text:span><text:span text:style-name="T10">ой</text:span><text:span text:style-name="T9"> абстракци</text:span><text:span text:style-name="T10">ей</text:span><text:span text:style-name="T9">, </text:span><text:span text:style-name="T10">реализовав которую, </text:span><text:span text:style-name="T18">про нее уже можно и забыть</text:span><text:span text:style-name="T10">. </text:span><text:span text:style-name="T28">Потому как </text:span><text:span text:style-name="T16">дела со стандартной реализацией обстоят </text:span><text:span text:style-name="T17">так же,</text:span><text:span text:style-name="T16"> стандартно</text:span><text:span text:style-name="T2">, </text:span><text:span text:style-name="T14">дескриптор</text:span><text:span text:style-name="T16">ы</text:span><text:span text:style-name="T14">, ендпоинты, </text:span><text:span text:style-name="T16">реквесты</text:span><text:span text:style-name="T2">.</text:span><text:span text:style-name="T10"> </text:span><text:span text:style-name="T28">Основная работа такого устройства заключается вот в этой функции, вызывающей вот эту функцию. </text:span><text:span text:style-name="T29">А для пользователя так и вообще все заканчивается на подключи мой код, вызови init и радуйся. </text:span><text:span text:style-name="T1">Оно и не удивительно, ведь зачастую такие задачи могут решаться и просто логикой, </text:span><text:span text:style-name="T20">например </text:span><text:span text:style-name="T13">тот же openOCD JTAG, который любили запускать через микро</text:span><text:span text:style-name="T19">cхему</text:span><text:span text:style-name="T12"> FTDI</text:span><text:span text:style-name="T1">. </text:span><text:span text:style-name="T14">Вот так выглядит плата, не </text:span><text:span text:style-name="T21">очень то и</text:span><text:span text:style-name="T14"> компактно, но для способа изготовления на коленке это предел.</text:span><text:span text:style-name="T1"> </text:span></text:p>
      <text:p text:style-name="P4">Заключение</text:p>
      <text:p text:style-name="P2"><text:span text:style-name="T2">Дын дын ды</text:span><text:span text:style-name="T3">н, карбофосику чуть чуть на контактик втягивающего,</text:span><text:span text:style-name="T2"> дын </text:span><text:span text:style-name="T3">дын,</text:span><text:span text:style-name="T2"> broken tips, shining pins, семера завелась, </text:span><text:span text:style-name="T4">Игорь,</text:span><text:span text:style-name="T2"> </text:span><text:span text:style-name="T5">хватит пить </text:span><text:span text:style-name="T6">росинку</text:span><text:span text:style-name="T5">,</text:span><text:span text:style-name="T2"> </text:span><text:span text:style-name="T5">пора сделать крюк в 100 км</text:span><text:span text:style-name="T2">. </text:span><text:span text:style-name="T7">Запускаем NFS под линуксом, вино на экране, отвертка в кармане.</text:span><text:span text:style-name="T2"> </text:span><text:span text:style-name="T4">Что? Вы назвали меня диванным экспертом? </text:span><text:span text:style-name="T16">Тогда поищем лаурель, рулить теперь удобнее и меня это радует. </text:span></text:p>
      <text:p text:style-name="P6"/>
      <text:p text:style-name="P6">P.S. и хватит дизлайков, с чего вы вообще решили что в трехминутном видео про то как смазывать долбаный подшипник. Вам будет излагать человек в здравом уме и добром здравии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2T23:17:53.633826857</meta:creation-date>
    <dc:date>2021-08-07T21:18:01.941838413</dc:date>
    <meta:editing-duration>PT7H34M30S</meta:editing-duration>
    <meta:editing-cycles>43</meta:editing-cycles>
    <meta:generator>LibreOffice/7.1.4.2$Linux_X86_64 LibreOffice_project/10$Build-2</meta:generator>
    <meta:document-statistic meta:table-count="0" meta:image-count="0" meta:object-count="0" meta:page-count="1" meta:paragraph-count="6" meta:word-count="548" meta:character-count="3437" meta:non-whitespace-character-count="2890"/>
  </office:meta>
</office:document-meta>
</file>